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E00000010A4F38A8CC1626D2FB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cm" fo:margin-left="-0.002cm" fo:margin-top="0cm" fo:margin-bottom="0cm" table:align="left" style:writing-mode="lr-tb"/>
    </style:style>
    <style:style style:name="Tabla1.A" style:family="table-column">
      <style:table-column-properties style:column-width="2.406cm"/>
    </style:style>
    <style:style style:name="Tabla1.B" style:family="table-column">
      <style:table-column-properties style:column-width="2.593cm"/>
    </style:style>
    <style:style style:name="Tabla1.C" style:family="table-column">
      <style:table-column-properties style:column-width="2.499cm"/>
    </style:style>
    <style:style style:name="Tabla1.D" style:family="table-column">
      <style:table-column-properties style:column-width="1.706cm"/>
    </style:style>
    <style:style style:name="Tabla1.E" style:family="table-column">
      <style:table-column-properties style:column-width="3.291cm"/>
    </style:style>
    <style:style style:name="Tabla1.F" style:family="table-column">
      <style:table-column-properties style:column-width="2.505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.F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a1.5" style:family="table-row">
      <style:table-row-properties style:min-row-height="0.487cm" fo:keep-together="auto"/>
    </style:style>
    <style:style style:name="P1" style:family="paragraph" style:parent-style-name="Standard">
      <style:paragraph-properties fo:line-height="150%" fo:text-align="start" style:justify-single-word="false"/>
    </style:style>
    <style:style style:name="P2" style:family="paragraph" style:parent-style-name="Standard">
      <style:paragraph-properties fo:line-height="150%" fo:text-align="end" style:justify-single-word="false"/>
      <style:text-properties style:font-name="Arial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/>
    </style:style>
    <style:style style:name="P4" style:family="paragraph" style:parent-style-name="Standard" style:master-page-name="Standard">
      <style:paragraph-properties fo:line-height="150%" fo:text-align="end" style:justify-single-word="false" style:page-number="auto"/>
    </style:style>
    <style:style style:name="P5" style:family="paragraph" style:parent-style-name="Standard">
      <style:paragraph-properties fo:line-height="150%" fo:text-align="end" style:justify-single-word="false"/>
      <style:text-properties style:font-name="Arial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/>
    </style:style>
    <style:style style:name="P7" style:family="paragraph" style:parent-style-name="Footer">
      <style:paragraph-properties fo:text-align="start" style:justify-single-word="false"/>
      <style:text-properties style:font-name="Ari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11" style:family="paragraph" style:parent-style-name="Frame_20_contents">
      <style:paragraph-properties fo:text-align="center" style:justify-single-word="false" style:writing-mode="lr-tb"/>
      <style:text-properties style:use-window-font-color="true" style:font-name="Arial" fo:font-size="8pt" style:font-size-asian="8pt" style:font-size-complex="8pt"/>
    </style:style>
    <style:style style:name="P12" style:family="paragraph" style:parent-style-name="Frame_20_contents">
      <style:paragraph-properties fo:text-align="start" style:justify-single-word="false" style:writing-mode="lr-tb"/>
    </style:style>
    <style:style style:name="P13" style:family="paragraph" style:parent-style-name="Frame_20_contents">
      <style:paragraph-properties fo:text-align="center" style:justify-single-word="false" style:writing-mode="lr-tb"/>
    </style:style>
    <style:style style:name="P14" style:family="paragraph" style:parent-style-name="Header">
      <style:paragraph-properties fo:text-align="start" style:justify-single-word="false"/>
      <style:text-properties style:font-name="Arial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none"/>
    </style:style>
    <style:style style:name="T3" style:family="text">
      <style:text-properties style:font-name="Arial" officeooo:rsid="0003ecce"/>
    </style:style>
    <style:style style:name="T4" style:family="text">
      <style:text-properties style:use-window-font-color="true" style:font-name="Arial"/>
    </style:style>
    <style:style style:name="T5" style:family="text">
      <style:text-properties style:use-window-font-color="true" style:font-name="Arial" fo:font-size="8pt" style:font-size-asian="8pt" style:font-size-complex="8pt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8" draw:name="Forma1" draw:style-name="gr2" draw:text-style-name="P15" svg:width="2.112cm" svg:height="0.484cm" svg:x="12.972cm" svg:y="-1.496cm"><text:p text:style-name="P12"><text:span text:style-name="T4">Mayo 201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Montevideo, 17 de mayo de 2016</text:p>
      <text:p text:style-name="P2"/>
      <text:p text:style-name="P1"><text:span text:style-name="T1">Sra. Boschi, </text:span><text:span text:style-name="T2">Natalia</text:span></text:p>
      <text:p text:style-name="P3">Profesora de Sistemas Operativos III</text:p>
      <text:p text:style-name="P3">Instituto Tecnológico de Informática (ITI-CETP)</text:p>
      <text:p text:style-name="P3"/>
      <text:p text:style-name="P3">Presente.</text:p>
      <text:p text:style-name="P3"/>
      <text:p text:style-name="P1"><text:span text:style-name="T1"><text:tab/>En pocas palabras, se detallar</text:span><text:span text:style-name="T3">á</text:span><text:span text:style-name="T1"> que los alumnos de 3ro BB, del turno matutino, del ITI-CETP, se presentan ante usted, con el fin de informar la creación del grupo ISU (Insumos y Soporte al Usuario)</text:span></text:p>
      <text:p text:style-name="P3"/>
      <text:p text:style-name="P3">A continuación se detalla dicha integración y roles de grupo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8"><draw:line text:anchor-type="paragraph" draw:z-index="9" draw:name="Forma9" draw:style-name="gr4" draw:text-style-name="P16" svg:x1="-0.088cm" svg:y1="2.057cm" svg:x2="14.917cm" svg:y2="2.057cm"><text:p/></draw:line>ROL</text:p>
          </table:table-cell>
          <table:table-cell table:style-name="Tabla1.A1" office:value-type="string">
            <text:p text:style-name="P8">APELLIDO</text:p>
          </table:table-cell>
          <table:table-cell table:style-name="Tabla1.A1" office:value-type="string">
            <text:p text:style-name="P8">NOMBRE</text:p>
          </table:table-cell>
          <table:table-cell table:style-name="Tabla1.A1" office:value-type="string">
            <text:p text:style-name="P8">CI</text:p>
          </table:table-cell>
          <table:table-cell table:style-name="Tabla1.A1" office:value-type="string">
            <text:p text:style-name="P8">E-mail</text:p>
          </table:table-cell>
          <table:table-cell table:style-name="Tabla1.F1" office:value-type="string">
            <text:p text:style-name="P8">TEL/CEL</text:p>
          </table:table-cell>
        </table:table-row>
        <table:table-row table:style-name="Tabla1.1">
          <table:table-cell table:style-name="Tabla1.A1" office:value-type="string">
            <text:p text:style-name="P9">Coordinador</text:p>
          </table:table-cell>
          <table:table-cell table:style-name="Tabla1.A1" office:value-type="string">
            <text:p text:style-name="P9">Galván Melgarejo</text:p>
          </table:table-cell>
          <table:table-cell table:style-name="Tabla1.A1" office:value-type="string">
            <text:p text:style-name="P9">Camila Dahiana</text:p>
          </table:table-cell>
          <table:table-cell table:style-name="Tabla1.A1" office:value-type="string">
            <text:p text:style-name="P9">4740392-4</text:p>
          </table:table-cell>
          <table:table-cell table:style-name="Tabla1.A1" office:value-type="string">
            <text:p text:style-name="P9">caamila2332@gmail.com</text:p>
          </table:table-cell>
          <table:table-cell table:style-name="Tabla1.F1" office:value-type="string">
            <text:p text:style-name="P10">2902 66 46/095 888 235</text:p>
          </table:table-cell>
        </table:table-row>
        <table:table-row table:style-name="Tabla1.1">
          <table:table-cell table:style-name="Tabla1.A1" office:value-type="string">
            <text:p text:style-name="P9">Sub-Coordinador</text:p>
          </table:table-cell>
          <table:table-cell table:style-name="Tabla1.A1" office:value-type="string">
            <text:p text:style-name="P9">Esquibel Rodríguez</text:p>
          </table:table-cell>
          <table:table-cell table:style-name="Tabla1.A1" office:value-type="string">
            <text:p text:style-name="P9">Giuliana María</text:p>
          </table:table-cell>
          <table:table-cell table:style-name="Tabla1.A1" office:value-type="string">
            <text:p text:style-name="P9">5021948-9</text:p>
          </table:table-cell>
          <table:table-cell table:style-name="Tabla1.A1" office:value-type="string">
            <text:p text:style-name="P9">giu.maa@hotmail.com</text:p>
          </table:table-cell>
          <table:table-cell table:style-name="Tabla1.F1" office:value-type="string">
            <text:p text:style-name="P10">2614 25 95/094 169 682</text:p>
          </table:table-cell>
        </table:table-row>
        <table:table-row table:style-name="Tabla1.1">
          <table:table-cell table:style-name="Tabla1.A1" office:value-type="string">
            <text:p text:style-name="P9">Integrante 1</text:p>
          </table:table-cell>
          <table:table-cell table:style-name="Tabla1.A1" office:value-type="string">
            <text:p text:style-name="P9">Estévez Antúnez</text:p>
          </table:table-cell>
          <table:table-cell table:style-name="Tabla1.A1" office:value-type="string">
            <text:p text:style-name="P9">Sebastián Julio</text:p>
          </table:table-cell>
          <table:table-cell table:style-name="Tabla1.A1" office:value-type="string">
            <text:p text:style-name="P9">4752098-6</text:p>
          </table:table-cell>
          <table:table-cell table:style-name="Tabla1.A1" office:value-type="string">
            <text:p text:style-name="P9">sestevez96@hotmail.com</text:p>
          </table:table-cell>
          <table:table-cell table:style-name="Tabla1.F1" office:value-type="string">
            <text:p text:style-name="P10">2901 30 66/091 073 684</text:p>
          </table:table-cell>
        </table:table-row>
        <table:table-row table:style-name="Tabla1.5">
          <table:table-cell table:style-name="Tabla1.A1" office:value-type="string">
            <text:p text:style-name="P9">Integrante 2</text:p>
          </table:table-cell>
          <table:table-cell table:style-name="Tabla1.A1" office:value-type="string">
            <text:p text:style-name="P9">Cerpa Umpierrez</text:p>
          </table:table-cell>
          <table:table-cell table:style-name="Tabla1.A1" office:value-type="string">
            <text:p text:style-name="P9">Ian</text:p>
          </table:table-cell>
          <table:table-cell table:style-name="Tabla1.A1" office:value-type="string">
            <text:p text:style-name="P9">5325669-2</text:p>
          </table:table-cell>
          <table:table-cell table:style-name="Tabla1.A1" office:value-type="string">
            <text:p text:style-name="P9">francobolso2010@live.com</text:p>
          </table:table-cell>
          <table:table-cell table:style-name="Tabla1.F1" office:value-type="string">
            <text:p text:style-name="P10">094 734 383</text:p>
          </table:table-cell>
        </table:table-row>
      </table:table>
      <text:p text:style-name="P3"/>
      <text:p text:style-name="P3"><draw:line text:anchor-type="paragraph" draw:z-index="10" draw:name="Forma2" draw:style-name="gr1" draw:text-style-name="P15" svg:x1="0.104cm" svg:y1="2.468cm" svg:x2="4.26cm" svg:y2="2.469cm"><text:p/></draw:line><draw:line text:anchor-type="paragraph" draw:z-index="11" draw:name="Forma2" draw:style-name="gr1" draw:text-style-name="P15" svg:x1="9.447cm" svg:y1="2.468cm" svg:x2="13.603cm" svg:y2="2.469cm"><text:p/></draw:line><draw:line text:anchor-type="paragraph" draw:z-index="1" draw:name="Forma2" draw:style-name="gr1" draw:text-style-name="P15" svg:x1="0.104cm" svg:y1="4.982cm" svg:x2="4.26cm" svg:y2="4.983cm"><text:p/></draw:line><draw:line text:anchor-type="paragraph" draw:z-index="12" draw:name="Forma2" draw:style-name="gr1" draw:text-style-name="P15" svg:x1="9.447cm" svg:y1="4.982cm" svg:x2="13.603cm" svg:y2="4.983cm"><text:p/></draw:line><draw:custom-shape text:anchor-type="paragraph" draw:z-index="2" draw:name="Forma3" draw:style-name="gr2" draw:text-style-name="P15" svg:width="4.605cm" svg:height="0.646cm" svg:x="-0.116cm" svg:y="2.559cm"><text:p text:style-name="P11">Coordinador</text:p><text:p text:style-name="P13"><text:span text:style-name="T5">Galván Melgarejo, Camila Dahian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Forma4" draw:style-name="gr2" draw:text-style-name="P15" svg:width="4.49cm" svg:height="0.646cm" svg:x="9.269cm" svg:y="2.561cm"><text:p text:style-name="P11">Sub-Coordinador</text:p><text:p text:style-name="P13"><text:span text:style-name="T5">Esquibel Rodríguez, Giuliana Marí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Forma5" draw:style-name="gr2" draw:text-style-name="P15" svg:width="4.181cm" svg:height="0.646cm" svg:x="0.104cm" svg:y="5.05cm"><text:p text:style-name="P11">Integrante 1</text:p><text:p text:style-name="P13"><text:span text:style-name="T5">Estévez Antúnez, Sebastián Juli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Forma6" draw:style-name="gr2" draw:text-style-name="P15" svg:width="3.525cm" svg:height="0.646cm" svg:x="9.821cm" svg:y="5.061cm"><text:p text:style-name="P11">Integrante 2</text:p><text:p text:style-name="P13"><text:span text:style-name="T5">Cerpa Umpierrez, I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or contacto al correo: Insumos.ySoporte.alUsuario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s" fo:country="UY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/>
    </style:style>
    <style:style style:name="MP2" style:family="paragraph" style:parent-style-name="Footer">
      <style:paragraph-properties fo:text-align="start" style:justify-single-word="false"/>
      <style:text-properties style:font-name="Arial"/>
    </style:style>
    <style:style style:name="MP3" style:family="paragraph" style:parent-style-name="Frame_20_contents">
      <style:paragraph-properties fo:text-align="start" style:justify-single-word="false" style:writing-mode="lr-tb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use-window-font-color="true" style:font-name="Ari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cm" fo:margin-bottom="2.499cm" fo:margin-left="3cm" fo:margin-right="3cm" style:writing-mode="lr-tb" style:layout-grid-color="#c0c0c0" style:layout-grid-lines="2075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5.828cm" svg:y="-0.538cm" svg:width="3.346cm" svg:height="1.854cm" draw:z-index="0"><draw:image xlink:href="Pictures/10000000000001E00000010A4F38A8CC1626D2FB.jpg" xlink:type="simple" xlink:show="embed" xlink:actuate="onLoad"/></draw:frame>Insumos y Soporte</text:p>
        <text:p text:style-name="MP1">al Usuario</text:p>
      </style:header>
      <style:footer>
        <text:p text:style-name="MP2"><draw:custom-shape text:anchor-type="paragraph" draw:z-index="3" draw:name="Forma7" draw:style-name="Mgr1" draw:text-style-name="MP4" svg:width="1.798cm" svg:height="0.484cm" svg:x="6.484cm" svg:y="21.994cm"><text:p text:style-name="MP3"><text:span text:style-name="MT1">ITI-CET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Forma8" draw:style-name="Mgr1" draw:text-style-name="MP4" svg:width="1.541cm" svg:height="0.484cm" svg:x="13.727cm" svg:y="22.033cm"><text:p text:style-name="MP3"><text:span text:style-name="MT1">3ro B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.I.G.A.T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0:50:50</meta:creation-date>
    <dc:language>es-UY</dc:language>
    <dc:date>2016-05-17T06:22:23.006000000</dc:date>
    <meta:editing-cycles>7</meta:editing-cycles>
    <dc:title>proyecto</dc:title>
    <meta:editing-duration>PT2H4M16S</meta:editing-duration>
    <meta:generator>LibreOffice/5.1.2.2$Windows_x86 LibreOffice_project/d3bf12ecb743fc0d20e0be0c58ca359301eb705f</meta:generator>
    <meta:print-date>2016-05-16T23:32:32.048000000</meta:print-date>
    <meta:document-statistic meta:table-count="1" meta:image-count="1" meta:object-count="0" meta:page-count="1" meta:paragraph-count="52" meta:word-count="155" meta:character-count="1080" meta:non-whitespace-character-count="976"/>
  </office:meta>
</office:document-meta>
</file>